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2.833cm"/>
    </style:style>
    <style:style style:name="표1.B" style:family="table-column">
      <style:table-column-properties style:column-width="6.11cm"/>
    </style:style>
    <style:style style:name="표1.C" style:family="table-column">
      <style:table-column-properties style:column-width="1.852cm"/>
    </style:style>
    <style:style style:name="표1.D" style:family="table-column">
      <style:table-column-properties style:column-width="2.434cm"/>
    </style:style>
    <style:style style:name="표1.E" style:family="table-column">
      <style:table-column-properties style:column-width="1.693cm"/>
    </style:style>
    <style:style style:name="표1.F" style:family="table-column">
      <style:table-column-properties style:column-width="2.0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12.912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4.048cm"/>
    </style:style>
    <style:style style:name="표3.B" style:family="table-column">
      <style:table-column-properties style:column-width="8.573cm"/>
    </style:style>
    <style:style style:name="표3.C" style:family="table-column">
      <style:table-column-properties style:column-width="4.392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C1" style:family="table-cell">
      <style:table-cell-properties fo:padding="0.097cm" fo:border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table:align="left"/>
    </style:style>
    <style:style style:name="표4.A" style:family="table-column">
      <style:table-column-properties style:column-width="4.022cm"/>
    </style:style>
    <style:style style:name="표4.B" style:family="table-column">
      <style:table-column-properties style:column-width="7.311cm"/>
    </style:style>
    <style:style style:name="표4.C" style:family="table-column">
      <style:table-column-properties style:column-width="5.68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fo:padding="0.097cm" fo:border="0.05pt solid #000000"/>
    </style:style>
    <style:style style:name="표4.B2" style:family="table-cell">
      <style:table-cell-properties fo:padding="0.097cm" fo:border-left="0.05pt solid #000000" fo:border-right="none" fo:border-top="none" fo:border-bottom="0.05pt solid #000000"/>
    </style:style>
    <style:style style:name="표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table:align="left"/>
    </style:style>
    <style:style style:name="표5.A" style:family="table-column">
      <style:table-column-properties style:column-width="3.969cm"/>
    </style:style>
    <style:style style:name="표5.B" style:family="table-column">
      <style:table-column-properties style:column-width="13.044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P1" style:family="paragraph" style:parent-style-name="Standard">
      <style:text-properties fo:font-size="28.5499992370605pt" fo:font-weight="bold" officeooo:paragraph-rsid="00068f6e" style:font-size-asian="25pt" style:language-asian="ko" style:country-asian="KR" style:font-weight-asian="bold" style:font-size-complex="28.5499992370605pt" style:font-weight-complex="bold"/>
    </style:style>
    <style:style style:name="P2" style:family="paragraph" style:parent-style-name="Standard">
      <style:text-properties fo:font-size="11.3999996185303pt" officeooo:paragraph-rsid="00068f6e" style:font-size-asian="10pt" style:language-asian="ko" style:country-asian="KR" style:font-size-complex="11.3999996185303pt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Table_20_Contents">
      <style:text-properties fo:font-size="11.3999996185303pt" style:font-size-asian="10pt" style:font-size-complex="11.3999996185303pt"/>
    </style:style>
    <style:style style:name="P5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font-size-complex="11.3999996185303pt"/>
    </style:style>
    <style:style style:name="P6" style:family="paragraph" style:parent-style-name="Table_20_Contents">
      <style:paragraph-properties fo:text-align="justify" style:justify-single-word="false"/>
      <style:text-properties fo:font-size="11.3999996185303pt" style:font-size-asian="10pt" style:font-size-complex="11.3999996185303pt"/>
    </style:style>
    <style:style style:name="P7" style:family="paragraph" style:parent-style-name="Table_20_Contents">
      <style:text-properties fo:font-size="11.3999996185303pt" officeooo:paragraph-rsid="000848f3" style:font-size-asian="10pt" style:font-size-complex="11.3999996185303pt"/>
    </style:style>
    <style:style style:name="P8" style:family="paragraph" style:parent-style-name="Table_20_Contents">
      <style:text-properties fo:font-size="11.3999996185303pt" officeooo:paragraph-rsid="000a9998" style:font-size-asian="10pt" style:font-size-complex="11.3999996185303pt"/>
    </style:style>
    <style:style style:name="P9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10" style:family="paragraph" style:parent-style-name="Table_20_Contents">
      <style:paragraph-properties fo:text-align="center" style:justify-single-word="false"/>
      <style:text-properties fo:font-size="11.3999996185303pt" style:font-size-asian="10pt" style:language-asian="ko" style:country-asian="KR" style:font-size-complex="11.3999996185303pt"/>
    </style:style>
    <style:style style:name="P11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language-asian="ko" style:country-asian="KR" style:font-size-complex="11.3999996185303pt"/>
    </style:style>
    <style:style style:name="P12" style:family="paragraph" style:parent-style-name="Table_20_Contents">
      <style:paragraph-properties fo:text-align="start" style:justify-single-word="false"/>
      <style:text-properties fo:font-size="11.3999996185303pt" officeooo:paragraph-rsid="0009eb1f" style:font-size-asian="10pt" style:language-asian="ko" style:country-asian="KR" style:font-size-complex="11.3999996185303pt"/>
    </style:style>
    <style:style style:name="P13" style:family="paragraph" style:parent-style-name="Table_20_Contents" style:list-style-name="L3">
      <style:paragraph-properties fo:text-align="start" style:justify-single-word="false"/>
      <style:text-properties fo:font-size="11.3999996185303pt" officeooo:paragraph-rsid="0009eb1f" style:font-size-asian="10pt" style:language-asian="ko" style:country-asian="KR" style:font-size-complex="11.3999996185303pt"/>
    </style:style>
    <style:style style:name="P14" style:family="paragraph" style:parent-style-name="Table_20_Contents" style:list-style-name="L1">
      <style:text-properties fo:font-size="11.3999996185303pt" officeooo:paragraph-rsid="000a226a" style:font-size-asian="10pt" style:language-asian="ko" style:country-asian="KR" style:font-size-complex="11.3999996185303pt"/>
    </style:style>
    <style:style style:name="P15" style:family="paragraph" style:parent-style-name="Table_20_Contents" style:list-style-name="L3">
      <style:text-properties fo:font-size="11.3999996185303pt" officeooo:paragraph-rsid="0009eb1f" style:font-size-asian="10pt" style:language-asian="ko" style:country-asian="KR" style:font-size-complex="11.3999996185303pt"/>
    </style:style>
    <style:style style:name="P16" style:family="paragraph" style:parent-style-name="Table_20_Contents">
      <style:text-properties fo:font-size="11.3999996185303pt" officeooo:paragraph-rsid="000848f3" style:font-size-asian="10pt" style:language-asian="ko" style:country-asian="KR" style:font-size-complex="11.3999996185303pt"/>
    </style:style>
    <style:style style:name="P17" style:family="paragraph" style:parent-style-name="Table_20_Contents">
      <style:text-properties fo:font-size="11.3999996185303pt" officeooo:paragraph-rsid="0009eb1f" style:font-size-asian="10pt" style:language-asian="ko" style:country-asian="KR" style:font-size-complex="11.3999996185303pt"/>
    </style:style>
    <style:style style:name="P18" style:family="paragraph" style:parent-style-name="Table_20_Contents">
      <style:text-properties fo:font-size="11.3999996185303pt" officeooo:paragraph-rsid="000a226a" style:font-size-asian="10pt" style:language-asian="ko" style:country-asian="KR" style:font-size-complex="11.3999996185303pt"/>
    </style:style>
    <style:style style:name="P19" style:family="paragraph" style:parent-style-name="Table_20_Contents">
      <style:text-properties fo:font-size="11.3999996185303pt" officeooo:paragraph-rsid="000a9998" style:font-size-asian="10pt" style:language-asian="ko" style:country-asian="KR" style:font-size-complex="11.3999996185303pt"/>
    </style:style>
    <style:style style:name="P20" style:family="paragraph" style:parent-style-name="Table_20_Contents">
      <style:paragraph-properties fo:text-align="start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22" style:family="paragraph" style:parent-style-name="Table_20_Contents">
      <style:text-properties style:language-asian="ko" style:country-asian="KR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T1" style:family="text">
      <style:text-properties officeooo:rsid="00068f6e"/>
    </style:style>
    <style:style style:name="T2" style:family="text">
      <style:text-properties officeooo:rsid="00068f6e" style:language-asian="ko" style:country-asian="KR"/>
    </style:style>
    <style:style style:name="T3" style:family="text">
      <style:text-properties officeooo:rsid="000848f3" style:language-asian="ko" style:country-asian="KR"/>
    </style:style>
    <style:style style:name="T4" style:family="text">
      <style:text-properties officeooo:rsid="000a9998" style:language-asian="ko" style:country-asian="KR"/>
    </style:style>
    <style:style style:name="T5" style:family="text">
      <style:text-properties officeooo:rsid="000b5f3d" style:language-asian="ko" style:country-asian="KR"/>
    </style:style>
    <style:style style:name="T6" style:family="text">
      <style:text-properties officeooo:rsid="000848f3"/>
    </style:style>
    <style:style style:name="T7" style:family="text">
      <style:text-properties officeooo:rsid="000a226a"/>
    </style:style>
    <style:style style:name="T8" style:family="text">
      <style:text-properties fo:font-size="11.3999996185303pt" officeooo:rsid="000a226a" style:font-size-asian="10pt" style:font-size-complex="11.3999996185303pt"/>
    </style:style>
    <style:style style:name="T9" style:family="text">
      <style:text-properties officeooo:rsid="000a9998"/>
    </style:style>
    <style:style style:name="T10" style:family="text">
      <style:text-properties officeooo:rsid="000b5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회의록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office:value-type="string">
            <text:p text:style-name="P20">회의일시</text:p>
          </table:table-cell>
          <table:table-cell table:style-name="표1.A1" office:value-type="string">
            <text:p text:style-name="P5"><text:span text:style-name="T1">2012</text:span><text:span text:style-name="T2">년 11월 </text:span><text:span text:style-name="T4">2</text:span><text:span text:style-name="T5">3</text:span><text:span text:style-name="T2">일</text:span></text:p>
          </table:table-cell>
          <table:table-cell table:style-name="표1.A1" office:value-type="string">
            <text:p text:style-name="P3">조이름</text:p>
          </table:table-cell>
          <table:table-cell table:style-name="표1.A1" office:value-type="string">
            <text:p text:style-name="P5"><text:span text:style-name="T1">DoubleK</text:span></text:p>
          </table:table-cell>
          <table:table-cell table:style-name="표1.A1" office:value-type="string">
            <text:p text:style-name="P21">작성자</text:p>
          </table:table-cell>
          <table:table-cell table:style-name="표1.F1" office:value-type="string">
            <text:p text:style-name="P10">김건태</text:p>
          </table:table-cell>
        </table:table-row>
        <table:table-row>
          <table:table-cell table:style-name="표1.A2" office:value-type="string">
            <text:p text:style-name="P20">참석자</text:p>
          </table:table-cell>
          <table:table-cell table:style-name="표1.B2" table:number-columns-spanned="5" office:value-type="string">
            <text:p text:style-name="P11"><text:span text:style-name="T1">0892001 강진석, 0892006 김건태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pan text:style-name="T1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4"/>
            <text:p text:style-name="P4"/>
            <text:p text:style-name="P23">회의안건</text:p>
            <text:p text:style-name="P9"/>
            <text:p text:style-name="P9"/>
          </table:table-cell>
          <table:table-cell table:style-name="표2.B1" office:value-type="string">
            <text:list xml:id="list32624283" text:style-name="L1">
              <text:list-item>
                <text:p text:style-name="P14"><text:span text:style-name="T7">예제 소스의 내용파악</text:span></text:p>
              </text:list-item>
            </text:list>
            <text:p text:style-name="P18"><text:span text:style-name="T7"/></text:p>
            <text:list xml:id="list33351885" text:continue-numbering="true" text:style-name="L1">
              <text:list-item>
                <text:p text:style-name="P14"><text:span text:style-name="T7">“똥피하기의 이미지, 사운드</text:span></text:p>
              </text:list-item>
            </text:list>
            <text:p text:style-name="P18"><text:span text:style-name="T7"/></text:p>
            <text:list xml:id="list33360854" text:continue-numbering="true" text:style-name="L1">
              <text:list-item>
                <text:p text:style-name="P14"><text:span text:style-name="T7">교수님의 조언에 따른 </text:span><text:span text:style-name="T10">Task 재 분활</text:span></text:p>
              </text:list-item>
            </text:list>
          </table:table-cell>
        </table:table-row>
      </table:table>
      <text:p text:style-name="P2"><text:span text:style-name="T1"/></text:p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3">회의내용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표3.A1" office:value-type="string">
            <text:p text:style-name="P23">내용</text:p>
          </table:table-cell>
          <table:table-cell table:style-name="표3.C1" office:value-type="string">
            <text:p text:style-name="P23">비고</text:p>
          </table:table-cell>
        </table:table-row>
        <table:table-row>
          <table:covered-table-cell/>
          <table:table-cell table:style-name="표3.B2" office:value-type="string">
            <text:list xml:id="list33135030" text:style-name="L3">
              <text:list-item>
                <text:p text:style-name="P15"><text:span text:style-name="T9">게임에서 사용될 이미지처리와 사운드 처리에 대하여 회의</text:span></text:p>
              </text:list-item>
            </text:list>
            <text:p text:style-name="P17"><text:span text:style-name="T9"/></text:p>
            <text:list xml:id="list33346427" text:continue-numbering="true" text:style-name="L3">
              <text:list-item>
                <text:p text:style-name="P15"><text:span text:style-name="T9">사운드의 종류에 대해 회의</text:span></text:p>
              </text:list-item>
            </text:list>
            <text:p text:style-name="P17"><text:span text:style-name="T9"/></text:p>
            <text:list xml:id="list33338235" text:continue-numbering="true" text:style-name="L3">
              <text:list-item>
                <text:p text:style-name="P13"><text:span text:style-name="T9">예제 소스 리딩에 대하여 회의</text:span></text:p>
              </text:list-item>
            </text:list>
            <text:p text:style-name="P12"><text:span text:style-name="T9"/></text:p>
            <text:list xml:id="list33346336" text:continue-numbering="true" text:style-name="L3">
              <text:list-item>
                <text:p text:style-name="P13"><text:span text:style-name="T9">교수님의 조언에 대하여 회의</text:span></text:p>
              </text:list-item>
            </text:list>
            <text:p text:style-name="P17"><text:span text:style-name="T7"/></text:p>
            <text:p text:style-name="P17"><text:span text:style-name="T7"/></text:p>
          </table:table-cell>
          <table:table-cell table:style-name="표3.C2" office:value-type="string">
            <text:p text:style-name="P4"/>
          </table:table-cell>
        </table:table-row>
      </table:table>
      <text:p text:style-name="P2"><text:span text:style-name="T1"/></text:p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rows-spanned="7" office:value-type="string">
            <text:p text:style-name="P8"><text:span text:style-name="T9"/></text:p>
            <text:p text:style-name="P8"><text:span text:style-name="T9"/></text:p>
            <text:p text:style-name="P6"/>
            <text:p text:style-name="P4"/>
            <text:p text:style-name="P23">결정사항</text:p>
          </table:table-cell>
          <table:table-cell table:style-name="표4.A1" office:value-type="string">
            <text:p text:style-name="P23">내용</text:p>
          </table:table-cell>
          <table:table-cell table:style-name="표4.C1" office:value-type="string">
            <text:p text:style-name="P23">진행일정</text:p>
          </table:table-cell>
        </table:table-row>
        <table:table-row>
          <table:covered-table-cell/>
          <table:table-cell table:style-name="표4.B2" office:value-type="string">
            <text:p text:style-name="P16"><text:span text:style-name="T6">사운드 종류에 대하여 회의 완료.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9"><text:span text:style-name="T9">이미지에 대해서는 조사해오기로 함.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8"><text:span text:style-name="T7">예제 소스 리딩을 여러차례 각자 하기로 함.</text:span></text:p>
          </table:table-cell>
          <table:table-cell table:style-name="표4.C2" office:value-type="string">
            <text:p text:style-name="P7"><text:span text:style-name="T3"/></text:p>
          </table:table-cell>
        </table:table-row>
        <table:table-row>
          <table:covered-table-cell/>
          <table:table-cell table:style-name="표4.B2" office:value-type="string">
            <text:p text:style-name="P9"><text:span text:style-name="T7">조언에 따라 </text:span><text:span text:style-name="T10">S/W 구조 다시 파악 하기로 함.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9"><text:span text:style-name="T9"/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9"/>
          </table:table-cell>
          <table:table-cell table:style-name="표4.C2" office:value-type="string">
            <text:p text:style-name="P4"/>
          </table:table-cell>
        </table:table-row>
      </table:table>
      <text:p text:style-name="P2"><text:span text:style-name="T1"/>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10"/>
            <text:p text:style-name="P10"/>
            <text:p text:style-name="P23">특이사항</text:p>
            <text:p text:style-name="P9"/>
            <text:p text:style-name="P9"/>
          </table:table-cell>
          <table:table-cell table:style-name="표5.B1" office:value-type="string">
            <text:p text:style-name="P22"><text:span text:style-name="T8"/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2:41:17.66</meta:creation-date>
    <dc:date>2012-11-23T13:21:52.31</dc:date>
    <meta:editing-duration>PT10M13S</meta:editing-duration>
    <meta:editing-cycles>1</meta:editing-cycles>
    <meta:generator>LibreOffice/3.6$Windows_x86 LibreOffice_project/da8c1e6-fd468f4-454e206-f42a4a9-143cfd</meta:generator>
    <meta:document-statistic meta:table-count="5" meta:image-count="0" meta:object-count="0" meta:page-count="1" meta:paragraph-count="28" meta:word-count="227" meta:character-count="305" meta:non-whitespace-character-count="255"/>
  </office:meta>
</office:document-meta>
</file>